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row table:style-name="ro2">
          <table:table-cell table:style-name="ce2" office:value-type="string">
            <text:p>Sample#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Thread N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ample Time(ms)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Bytes</text:p>
          </table:table-cell>
          <table:table-cell table:style-name="ce2"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time" office:time-value="PT15H16M06.863S">
            <text:p>16:06.9</text:p>
          </table:table-cell>
          <table:table-cell office:value-type="string">
            <text:p>ISGuidelines 1-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time" office:time-value="PT15H16M06.896S">
            <text:p>16:06.9</text:p>
          </table:table-cell>
          <table:table-cell office:value-type="string">
            <text:p>ISGuidelines 1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time" office:time-value="PT15H16M06.868S">
            <text:p>16:06.9</text:p>
          </table:table-cell>
          <table:table-cell office:value-type="string">
            <text:p>ISGuidelines 1-1</text:p>
          </table:table-cell>
          <table:table-cell office:value-type="string">
            <text:p>/channels/login.do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time" office:time-value="PT15H16M06.929S">
            <text:p>16:06.9</text:p>
          </table:table-cell>
          <table:table-cell office:value-type="string">
            <text:p>ISGuidelines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time" office:time-value="PT15H16M06.963S">
            <text:p>16:07.0</text:p>
          </table:table-cell>
          <table:table-cell office:value-type="string">
            <text:p>ISGuidelines 1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time" office:time-value="PT15H16M06.902S">
            <text:p>16:06.9</text:p>
          </table:table-cell>
          <table:table-cell office:value-type="string">
            <text:p>ISGuidelines 1-2</text:p>
          </table:table-cell>
          <table:table-cell office:value-type="string">
            <text:p>/channels/login.do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time" office:time-value="PT15H16M06.914S">
            <text:p>16:06.9</text:p>
          </table:table-cell>
          <table:table-cell office:value-type="string">
            <text:p>ISGuidelines 1-1</text:p>
          </table:table-cell>
          <table:table-cell office:value-type="string">
            <text:p>/channels/;jsessionid=sz097zmyulpz1hdqggh8g1p9a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time" office:time-value="PT15H16M06.996S">
            <text:p>16:07.0</text:p>
          </table:table-cell>
          <table:table-cell office:value-type="string">
            <text:p>ISGuidelines 1-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time" office:time-value="PT15H16M07.029S">
            <text:p>16:07.0</text:p>
          </table:table-cell>
          <table:table-cell office:value-type="string">
            <text:p>ISGuidelines 1-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time" office:time-value="PT15H16M06.933S">
            <text:p>16:06.9</text:p>
          </table:table-cell>
          <table:table-cell office:value-type="string">
            <text:p>ISGuidelines 1-3</text:p>
          </table:table-cell>
          <table:table-cell office:value-type="string">
            <text:p>/channels/login.do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time" office:time-value="PT15H16M07.063S">
            <text:p>16:07.1</text:p>
          </table:table-cell>
          <table:table-cell office:value-type="string">
            <text:p>ISGuidelines 1-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time" office:time-value="PT15H16M06.968S">
            <text:p>16:07.0</text:p>
          </table:table-cell>
          <table:table-cell office:value-type="string">
            <text:p>ISGuidelines 1-4</text:p>
          </table:table-cell>
          <table:table-cell office:value-type="string">
            <text:p>/channels/login.do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time" office:time-value="PT15H16M07.101S">
            <text:p>16:07.1</text:p>
          </table:table-cell>
          <table:table-cell office:value-type="string">
            <text:p>ISGuidelines 1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time" office:time-value="PT15H16M07.134S">
            <text:p>16:07.1</text:p>
          </table:table-cell>
          <table:table-cell office:value-type="string">
            <text:p>ISGuidelines 1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time" office:time-value="PT15H16M06.979S">
            <text:p>16:07.0</text:p>
          </table:table-cell>
          <table:table-cell office:value-type="string">
            <text:p>ISGuidelines 1-2</text:p>
          </table:table-cell>
          <table:table-cell office:value-type="string">
            <text:p>/channels/;jsessionid=sz097zmyulpz1hdqggh8g1p9a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time" office:time-value="PT15H16M07.168S">
            <text:p>16:07.2</text:p>
          </table:table-cell>
          <table:table-cell office:value-type="string">
            <text:p>ISGuidelines 1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time" office:time-value="PT15H16M07S">
            <text:p>16:07.0</text:p>
          </table:table-cell>
          <table:table-cell office:value-type="string">
            <text:p>ISGuidelines 1-1</text:p>
          </table:table-cell>
          <table:table-cell office:value-type="string">
            <text:p>/channels/home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time" office:time-value="PT15H16M07.201S">
            <text:p>16:07.2</text:p>
          </table:table-cell>
          <table:table-cell office:value-type="string">
            <text:p>ISGuidelines 1-1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time" office:time-value="PT15H16M07.04S">
            <text:p>16:07.0</text:p>
          </table:table-cell>
          <table:table-cell office:value-type="string">
            <text:p>ISGuidelines 1-3</text:p>
          </table:table-cell>
          <table:table-cell office:value-type="string">
            <text:p>/channels/;jsessionid=sz097zmyulpz1hdqggh8g1p9a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time" office:time-value="PT15H16M07.239S">
            <text:p>16:07.2</text:p>
          </table:table-cell>
          <table:table-cell office:value-type="string">
            <text:p>ISGuidelines 1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time" office:time-value="PT15H16M07.268S">
            <text:p>16:07.3</text:p>
          </table:table-cell>
          <table:table-cell office:value-type="string">
            <text:p>ISGuidelines 1-1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time" office:time-value="PT15H16M07.068S">
            <text:p>16:07.1</text:p>
          </table:table-cell>
          <table:table-cell office:value-type="string">
            <text:p>ISGuidelines 1-7</text:p>
          </table:table-cell>
          <table:table-cell office:value-type="string">
            <text:p>/channels/login.do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time" office:time-value="PT15H16M07.034S">
            <text:p>16:07.0</text:p>
          </table:table-cell>
          <table:table-cell office:value-type="string">
            <text:p>ISGuidelines 1-6</text:p>
          </table:table-cell>
          <table:table-cell office:value-type="string">
            <text:p>/channels/login.do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time" office:time-value="PT15H16M07.301S">
            <text:p>16:07.3</text:p>
          </table:table-cell>
          <table:table-cell office:value-type="string">
            <text:p>ISGuidelines 1-1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time" office:time-value="PT15H16M07.079S">
            <text:p>16:07.1</text:p>
          </table:table-cell>
          <table:table-cell office:value-type="string">
            <text:p>ISGuidelines 1-4</text:p>
          </table:table-cell>
          <table:table-cell office:value-type="string">
            <text:p>/channels/;jsessionid=sz097zmyulpz1hdqggh8g1p9a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time" office:time-value="PT15H16M07.002S">
            <text:p>16:07.0</text:p>
          </table:table-cell>
          <table:table-cell office:value-type="string">
            <text:p>ISGuidelines 1-5</text:p>
          </table:table-cell>
          <table:table-cell office:value-type="string">
            <text:p>/channels/login.do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time" office:time-value="PT15H16M07.34S">
            <text:p>16:07.3</text:p>
          </table:table-cell>
          <table:table-cell office:value-type="string">
            <text:p>ISGuidelines 1-1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time" office:time-value="PT15H16M07.372S">
            <text:p>16:07.4</text:p>
          </table:table-cell>
          <table:table-cell office:value-type="string">
            <text:p>ISGuidelines 1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time" office:time-value="PT15H16M07.177S">
            <text:p>16:07.2</text:p>
          </table:table-cell>
          <table:table-cell office:value-type="string">
            <text:p>ISGuidelines 1-1</text:p>
          </table:table-cell>
          <table:table-cell office:value-type="string">
            <text:p>/channels/participants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time" office:time-value="PT15H16M07.139S">
            <text:p>16:07.1</text:p>
          </table:table-cell>
          <table:table-cell office:value-type="string">
            <text:p>ISGuidelines 1-9</text:p>
          </table:table-cell>
          <table:table-cell office:value-type="string">
            <text:p>/channels/login.do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time" office:time-value="PT15H16M07.406S">
            <text:p>16:07.4</text:p>
          </table:table-cell>
          <table:table-cell office:value-type="string">
            <text:p>ISGuidelines 1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time" office:time-value="PT15H16M07.394S">
            <text:p>16:07.4</text:p>
          </table:table-cell>
          <table:table-cell office:value-type="string">
            <text:p>ISGuidelines 1-1</text:p>
          </table:table-cell>
          <table:table-cell office:value-type="string">
            <text:p>/channels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time" office:time-value="PT15H16M07.161S">
            <text:p>16:07.2</text:p>
          </table:table-cell>
          <table:table-cell office:value-type="string">
            <text:p>ISGuidelines 1-2</text:p>
          </table:table-cell>
          <table:table-cell office:value-type="string">
            <text:p>/channels/home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time" office:time-value="PT15H16M07.441S">
            <text:p>16:07.4</text:p>
          </table:table-cell>
          <table:table-cell office:value-type="string">
            <text:p>ISGuidelines 1-1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time" office:time-value="PT15H16M07.173S">
            <text:p>16:07.2</text:p>
          </table:table-cell>
          <table:table-cell office:value-type="string">
            <text:p>ISGuidelines 1-10</text:p>
          </table:table-cell>
          <table:table-cell office:value-type="string">
            <text:p>/channels/login.do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time" office:time-value="PT15H16M07.476S">
            <text:p>16:07.5</text:p>
          </table:table-cell>
          <table:table-cell office:value-type="string">
            <text:p>ISGuidelines 1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time" office:time-value="PT15H16M07.106S">
            <text:p>16:07.1</text:p>
          </table:table-cell>
          <table:table-cell office:value-type="string">
            <text:p>ISGuidelines 1-8</text:p>
          </table:table-cell>
          <table:table-cell office:value-type="string">
            <text:p>/channels/login.do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5653">
            <text:p>25653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time" office:time-value="PT15H16M07.377S">
            <text:p>16:07.4</text:p>
          </table:table-cell>
          <table:table-cell office:value-type="string">
            <text:p>ISGuidelines 1-16</text:p>
          </table:table-cell>
          <table:table-cell office:value-type="string">
            <text:p>/channels/login.do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time" office:time-value="PT15H16M07.508S">
            <text:p>16:07.5</text:p>
          </table:table-cell>
          <table:table-cell office:value-type="string">
            <text:p>ISGuidelines 1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time" office:time-value="PT15H16M07.542S">
            <text:p>16:07.5</text:p>
          </table:table-cell>
          <table:table-cell office:value-type="string">
            <text:p>ISGuidelines 1-21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time" office:time-value="PT15H16M07.347S">
            <text:p>16:07.3</text:p>
          </table:table-cell>
          <table:table-cell office:value-type="string">
            <text:p>ISGuidelines 1-15</text:p>
          </table:table-cell>
          <table:table-cell office:value-type="string">
            <text:p>/channels/login.do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time" office:time-value="PT15H16M07.577S">
            <text:p>16:07.6</text:p>
          </table:table-cell>
          <table:table-cell office:value-type="string">
            <text:p>ISGuidelines 1-2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time" office:time-value="PT15H16M07.61S">
            <text:p>16:07.6</text:p>
          </table:table-cell>
          <table:table-cell office:value-type="string">
            <text:p>ISGuidelines 1-2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time" office:time-value="PT15H16M07.42S">
            <text:p>16:07.4</text:p>
          </table:table-cell>
          <table:table-cell office:value-type="string">
            <text:p>ISGuidelines 1-2</text:p>
          </table:table-cell>
          <table:table-cell office:value-type="string">
            <text:p>/channels/participants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time" office:time-value="PT15H16M07.642S">
            <text:p>16:07.6</text:p>
          </table:table-cell>
          <table:table-cell office:value-type="string">
            <text:p>ISGuidelines 1-2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time" office:time-value="PT15H16M07.638S">
            <text:p>16:07.6</text:p>
          </table:table-cell>
          <table:table-cell office:value-type="string">
            <text:p>ISGuidelines 1-2</text:p>
          </table:table-cell>
          <table:table-cell office:value-type="string">
            <text:p>/channels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time" office:time-value="PT15H16M07.244S">
            <text:p>16:07.2</text:p>
          </table:table-cell>
          <table:table-cell office:value-type="string">
            <text:p>ISGuidelines 1-12</text:p>
          </table:table-cell>
          <table:table-cell office:value-type="string">
            <text:p>/channels/login.do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time" office:time-value="PT15H16M07.676S">
            <text:p>16:07.7</text:p>
          </table:table-cell>
          <table:table-cell office:value-type="string">
            <text:p>ISGuidelines 1-2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time" office:time-value="PT15H16M07.711S">
            <text:p>16:07.7</text:p>
          </table:table-cell>
          <table:table-cell office:value-type="string">
            <text:p>ISGuidelines 1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time" office:time-value="PT15H16M07.31S">
            <text:p>16:07.3</text:p>
          </table:table-cell>
          <table:table-cell office:value-type="string">
            <text:p>ISGuidelines 1-4</text:p>
          </table:table-cell>
          <table:table-cell office:value-type="string">
            <text:p>/channels/home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time" office:time-value="PT15H16M07.744S">
            <text:p>16:07.7</text:p>
          </table:table-cell>
          <table:table-cell office:value-type="string">
            <text:p>ISGuidelines 1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time" office:time-value="PT15H16M07.296S">
            <text:p>16:07.3</text:p>
          </table:table-cell>
          <table:table-cell office:value-type="string">
            <text:p>ISGuidelines 1-6</text:p>
          </table:table-cell>
          <table:table-cell office:value-type="string">
            <text:p>/channels/;jsessionid=sz097zmyulpz1hdqggh8g1p9a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time" office:time-value="PT15H16M07.777S">
            <text:p>16:07.8</text:p>
          </table:table-cell>
          <table:table-cell office:value-type="string">
            <text:p>ISGuidelines 1-28</text:p>
          </table:table-cell>
          <table:table-cell office:value-type="string">
            <text:p>/channels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time" office:time-value="PT15H16M07.282S">
            <text:p>16:07.3</text:p>
          </table:table-cell>
          <table:table-cell office:value-type="string">
            <text:p>ISGuidelines 1-7</text:p>
          </table:table-cell>
          <table:table-cell office:value-type="string">
            <text:p>/channels/;jsessionid=sz097zmyulpz1hdqggh8g1p9a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time" office:time-value="PT15H16M07.811S">
            <text:p>16:07.8</text:p>
          </table:table-cell>
          <table:table-cell office:value-type="string">
            <text:p>ISGuidelines 1-2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time" office:time-value="PT15H16M07.327S">
            <text:p>16:07.3</text:p>
          </table:table-cell>
          <table:table-cell office:value-type="string">
            <text:p>ISGuidelines 1-5</text:p>
          </table:table-cell>
          <table:table-cell office:value-type="string">
            <text:p>/channels/;jsessionid=sz097zmyulpz1hdqggh8g1p9a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time" office:time-value="PT15H16M07.273S">
            <text:p>16:07.3</text:p>
          </table:table-cell>
          <table:table-cell office:value-type="string">
            <text:p>ISGuidelines 1-13</text:p>
          </table:table-cell>
          <table:table-cell office:value-type="string">
            <text:p>/channels/login.do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time" office:time-value="PT15H16M07.227S">
            <text:p>16:07.2</text:p>
          </table:table-cell>
          <table:table-cell office:value-type="string">
            <text:p>ISGuidelines 1-3</text:p>
          </table:table-cell>
          <table:table-cell office:value-type="string">
            <text:p>/channels/home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time" office:time-value="PT15H16M07.844S">
            <text:p>16:07.8</text:p>
          </table:table-cell>
          <table:table-cell office:value-type="string">
            <text:p>ISGuidelines 1-3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time" office:time-value="PT15H16M07.308S">
            <text:p>16:07.3</text:p>
          </table:table-cell>
          <table:table-cell office:value-type="string">
            <text:p>ISGuidelines 1-14</text:p>
          </table:table-cell>
          <table:table-cell office:value-type="string">
            <text:p>/channels/login.do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time" office:time-value="PT15H16M07.658S">
            <text:p>16:07.7</text:p>
          </table:table-cell>
          <table:table-cell office:value-type="string">
            <text:p>ISGuidelines 1-2</text:p>
          </table:table-cell>
          <table:table-cell office:value-type="string">
            <text:p>/channels/home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time" office:time-value="PT15H16M07.956S">
            <text:p>16:08.0</text:p>
          </table:table-cell>
          <table:table-cell office:value-type="string">
            <text:p>ISGuidelines 1-2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time" office:time-value="PT15H16M07.971S">
            <text:p>16:08.0</text:p>
          </table:table-cell>
          <table:table-cell office:value-type="string">
            <text:p>ISGuidelines 1-2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time" office:time-value="PT15H16M07.206S">
            <text:p>16:07.2</text:p>
          </table:table-cell>
          <table:table-cell office:value-type="string">
            <text:p>ISGuidelines 1-11</text:p>
          </table:table-cell>
          <table:table-cell office:value-type="string">
            <text:p>/channels/login.do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time" office:time-value="PT15H16M07.669S">
            <text:p>16:07.7</text:p>
          </table:table-cell>
          <table:table-cell office:value-type="string">
            <text:p>ISGuidelines 1-12</text:p>
          </table:table-cell>
          <table:table-cell office:value-type="string">
            <text:p>/channels/;jsessionid=sz097zmyulpz1hdqggh8g1p9a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time" office:time-value="PT15H16M07.647S">
            <text:p>16:07.6</text:p>
          </table:table-cell>
          <table:table-cell office:value-type="string">
            <text:p>ISGuidelines 1-24</text:p>
          </table:table-cell>
          <table:table-cell office:value-type="string">
            <text:p>/channels/login.do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time" office:time-value="PT15H16M07.575S">
            <text:p>16:07.6</text:p>
          </table:table-cell>
          <table:table-cell office:value-type="string">
            <text:p>ISGuidelines 1-15</text:p>
          </table:table-cell>
          <table:table-cell office:value-type="string">
            <text:p>/channels/;jsessionid=sz097zmyulpz1hdqggh8g1p9a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time" office:time-value="PT15H16M07.582S">
            <text:p>16:07.6</text:p>
          </table:table-cell>
          <table:table-cell office:value-type="string">
            <text:p>ISGuidelines 1-22</text:p>
          </table:table-cell>
          <table:table-cell office:value-type="string">
            <text:p>/channels/login.do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time" office:time-value="PT15H16M07.74S">
            <text:p>16:07.7</text:p>
          </table:table-cell>
          <table:table-cell office:value-type="string">
            <text:p>ISGuidelines 1-4</text:p>
          </table:table-cell>
          <table:table-cell office:value-type="string">
            <text:p>/channels/participants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time" office:time-value="PT15H16M07.839S">
            <text:p>16:07.8</text:p>
          </table:table-cell>
          <table:table-cell office:value-type="string">
            <text:p>ISGuidelines 1-3</text:p>
          </table:table-cell>
          <table:table-cell office:value-type="string">
            <text:p>/channels/participants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time" office:time-value="PT15H16M08.111S">
            <text:p>16:08.1</text:p>
          </table:table-cell>
          <table:table-cell office:value-type="string">
            <text:p>ISGuidelines 1-3</text:p>
          </table:table-cell>
          <table:table-cell office:value-type="string">
            <text:p>/channels/participants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time" office:time-value="PT15H16M08.106S">
            <text:p>16:08.1</text:p>
          </table:table-cell>
          <table:table-cell office:value-type="string">
            <text:p>ISGuidelines 1-4</text:p>
          </table:table-cell>
          <table:table-cell office:value-type="string">
            <text:p>/channels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time" office:time-value="PT15H16M07.616S">
            <text:p>16:07.6</text:p>
          </table:table-cell>
          <table:table-cell office:value-type="string">
            <text:p>ISGuidelines 1-23</text:p>
          </table:table-cell>
          <table:table-cell office:value-type="string">
            <text:p>/channels/login.do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time" office:time-value="PT15H16M07.514S">
            <text:p>16:07.5</text:p>
          </table:table-cell>
          <table:table-cell office:value-type="string">
            <text:p>ISGuidelines 1-20</text:p>
          </table:table-cell>
          <table:table-cell office:value-type="string">
            <text:p>/channels/login.do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time" office:time-value="PT15H16M07.499S">
            <text:p>16:07.5</text:p>
          </table:table-cell>
          <table:table-cell office:value-type="string">
            <text:p>ISGuidelines 1-16</text:p>
          </table:table-cell>
          <table:table-cell office:value-type="string">
            <text:p>/channels/;jsessionid=sz097zmyulpz1hdqggh8g1p9a</text:p>
          </table:table-cell>
          <table:table-cell office:value-type="float" office:value="720">
            <text:p>720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time" office:time-value="PT15H16M07.488S">
            <text:p>16:07.5</text:p>
          </table:table-cell>
          <table:table-cell office:value-type="string">
            <text:p>ISGuidelines 1-8</text:p>
          </table:table-cell>
          <table:table-cell office:value-type="string">
            <text:p>/channels/;jsessionid=sz097zmyulpz1hdqggh8g1p9a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time" office:time-value="PT15H16M07.551S">
            <text:p>16:07.6</text:p>
          </table:table-cell>
          <table:table-cell office:value-type="string">
            <text:p>ISGuidelines 1-21</text:p>
          </table:table-cell>
          <table:table-cell office:value-type="string">
            <text:p>/channels/login.do</text:p>
          </table:table-cell>
          <table:table-cell office:value-type="float" office:value="770">
            <text:p>770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time" office:time-value="PT15H16M07.481S">
            <text:p>16:07.5</text:p>
          </table:table-cell>
          <table:table-cell office:value-type="string">
            <text:p>ISGuidelines 1-19</text:p>
          </table:table-cell>
          <table:table-cell office:value-type="string">
            <text:p>/channels/login.do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time" office:time-value="PT15H16M07.47S">
            <text:p>16:07.5</text:p>
          </table:table-cell>
          <table:table-cell office:value-type="string">
            <text:p>ISGuidelines 1-10</text:p>
          </table:table-cell>
          <table:table-cell office:value-type="string">
            <text:p>/channels/;jsessionid=sz097zmyulpz1hdqggh8g1p9a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time" office:time-value="PT15H16M08.211S">
            <text:p>16:08.2</text:p>
          </table:table-cell>
          <table:table-cell office:value-type="string">
            <text:p>ISGuidelines 1-20</text:p>
          </table:table-cell>
          <table:table-cell office:value-type="string">
            <text:p>/channels/;jsessionid=sz097zmyulpz1hdqggh8g1p9a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time" office:time-value="PT15H16M07.399S">
            <text:p>16:07.4</text:p>
          </table:table-cell>
          <table:table-cell office:value-type="string">
            <text:p>ISGuidelines 1-9</text:p>
          </table:table-cell>
          <table:table-cell office:value-type="string">
            <text:p>/channels/;jsessionid=sz097zmyulpz1hdqggh8g1p9a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25694">
            <text:p>25694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time" office:time-value="PT15H16M07.447S">
            <text:p>16:07.4</text:p>
          </table:table-cell>
          <table:table-cell office:value-type="string">
            <text:p>ISGuidelines 1-18</text:p>
          </table:table-cell>
          <table:table-cell office:value-type="string">
            <text:p>/channels/login.do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time" office:time-value="PT15H16M08.126S">
            <text:p>16:08.1</text:p>
          </table:table-cell>
          <table:table-cell office:value-type="string">
            <text:p>ISGuidelines 1-3</text:p>
          </table:table-cell>
          <table:table-cell office:value-type="string">
            <text:p>/channels/home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time" office:time-value="PT15H16M07.411S">
            <text:p>16:07.4</text:p>
          </table:table-cell>
          <table:table-cell office:value-type="string">
            <text:p>ISGuidelines 1-17</text:p>
          </table:table-cell>
          <table:table-cell office:value-type="string">
            <text:p>/channels/login.do</text:p>
          </table:table-cell>
          <table:table-cell office:value-type="float" office:value="1191">
            <text:p>1191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time" office:time-value="PT15H16M08.586S">
            <text:p>16:08.6</text:p>
          </table:table-cell>
          <table:table-cell office:value-type="string">
            <text:p>ISGuidelines 1-3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time" office:time-value="PT15H16M07.415S">
            <text:p>16:07.4</text:p>
          </table:table-cell>
          <table:table-cell office:value-type="string">
            <text:p>ISGuidelines 1-1</text:p>
          </table:table-cell>
          <table:table-cell office:value-type="string">
            <text:p>/channels/home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time" office:time-value="PT15H16M08.616S">
            <text:p>16:08.6</text:p>
          </table:table-cell>
          <table:table-cell office:value-type="string">
            <text:p>ISGuidelines 1-3</text:p>
          </table:table-cell>
          <table:table-cell office:value-type="string">
            <text:p>/channels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time" office:time-value="PT15H16M08.236S">
            <text:p>16:08.2</text:p>
          </table:table-cell>
          <table:table-cell office:value-type="string">
            <text:p>ISGuidelines 1-8</text:p>
          </table:table-cell>
          <table:table-cell office:value-type="string">
            <text:p>/channels/home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time" office:time-value="PT15H16M08.086S">
            <text:p>16:08.1</text:p>
          </table:table-cell>
          <table:table-cell office:value-type="string">
            <text:p>ISGuidelines 1-22</text:p>
          </table:table-cell>
          <table:table-cell office:value-type="string">
            <text:p>/channels/;jsessionid=sz097zmyulpz1hdqggh8g1p9a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time" office:time-value="PT15H16M08.621S">
            <text:p>16:08.6</text:p>
          </table:table-cell>
          <table:table-cell office:value-type="string">
            <text:p>ISGuidelines 1-1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time" office:time-value="PT15H16M08.646S">
            <text:p>16:08.6</text:p>
          </table:table-cell>
          <table:table-cell office:value-type="string">
            <text:p>ISGuidelines 1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time" office:time-value="PT15H16M08.011S">
            <text:p>16:08.0</text:p>
          </table:table-cell>
          <table:table-cell office:value-type="string">
            <text:p>ISGuidelines 1-24</text:p>
          </table:table-cell>
          <table:table-cell office:value-type="string">
            <text:p>/channels/;jsessionid=sz097zmyulpz1hdqggh8g1p9a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time" office:time-value="PT15H16M08.066S">
            <text:p>16:08.1</text:p>
          </table:table-cell>
          <table:table-cell office:value-type="string">
            <text:p>ISGuidelines 1-15</text:p>
          </table:table-cell>
          <table:table-cell office:value-type="string">
            <text:p>/channels/home</text:p>
          </table:table-cell>
          <table:table-cell office:value-type="float" office:value="598">
            <text:p>59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time" office:time-value="PT15H16M08.196S">
            <text:p>16:08.2</text:p>
          </table:table-cell>
          <table:table-cell office:value-type="string">
            <text:p>ISGuidelines 1-23</text:p>
          </table:table-cell>
          <table:table-cell office:value-type="string">
            <text:p>/channels/;jsessionid=sz097zmyulpz1hdqggh8g1p9a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time" office:time-value="PT15H16M08.131S">
            <text:p>16:08.1</text:p>
          </table:table-cell>
          <table:table-cell office:value-type="string">
            <text:p>ISGuidelines 1-4</text:p>
          </table:table-cell>
          <table:table-cell office:value-type="string">
            <text:p>/channels/home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time" office:time-value="PT15H16M08.691S">
            <text:p>16:08.7</text:p>
          </table:table-cell>
          <table:table-cell office:value-type="string">
            <text:p>ISGuidelines 1-4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time" office:time-value="PT15H16M08.701S">
            <text:p>16:08.7</text:p>
          </table:table-cell>
          <table:table-cell office:value-type="string">
            <text:p>ISGuidelines 1-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time" office:time-value="PT15H16M08.216S">
            <text:p>16:08.2</text:p>
          </table:table-cell>
          <table:table-cell office:value-type="string">
            <text:p>ISGuidelines 1-16</text:p>
          </table:table-cell>
          <table:table-cell office:value-type="string">
            <text:p>/channels/home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time" office:time-value="PT15H16M07.846S">
            <text:p>16:07.8</text:p>
          </table:table-cell>
          <table:table-cell office:value-type="string">
            <text:p>ISGuidelines 1-30</text:p>
          </table:table-cell>
          <table:table-cell office:value-type="string">
            <text:p>/channels/login.do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time" office:time-value="PT15H16M07.817S">
            <text:p>16:07.8</text:p>
          </table:table-cell>
          <table:table-cell office:value-type="string">
            <text:p>ISGuidelines 1-29</text:p>
          </table:table-cell>
          <table:table-cell office:value-type="string">
            <text:p>/channels/login.do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time" office:time-value="PT15H16M07.991S">
            <text:p>16:08.0</text:p>
          </table:table-cell>
          <table:table-cell office:value-type="string">
            <text:p>ISGuidelines 1-11</text:p>
          </table:table-cell>
          <table:table-cell office:value-type="string">
            <text:p>/channels/;jsessionid=sz097zmyulpz1hdqggh8g1p9a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time" office:time-value="PT15H16M07.996S">
            <text:p>16:08.0</text:p>
          </table:table-cell>
          <table:table-cell office:value-type="string">
            <text:p>ISGuidelines 1-12</text:p>
          </table:table-cell>
          <table:table-cell office:value-type="string">
            <text:p>/channels/home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time" office:time-value="PT15H16M07.941S">
            <text:p>16:07.9</text:p>
          </table:table-cell>
          <table:table-cell office:value-type="string">
            <text:p>ISGuidelines 1-14</text:p>
          </table:table-cell>
          <table:table-cell office:value-type="string">
            <text:p>/channels/;jsessionid=sz097zmyulpz1hdqggh8g1p9a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time" office:time-value="PT15H16M07.825S">
            <text:p>16:07.8</text:p>
          </table:table-cell>
          <table:table-cell office:value-type="string">
            <text:p>ISGuidelines 1-13</text:p>
          </table:table-cell>
          <table:table-cell office:value-type="string">
            <text:p>/channels/;jsessionid=sz097zmyulpz1hdqggh8g1p9a</text:p>
          </table:table-cell>
          <table:table-cell office:value-type="float" office:value="1048">
            <text:p>1048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time" office:time-value="PT15H16M07.806S">
            <text:p>16:07.8</text:p>
          </table:table-cell>
          <table:table-cell office:value-type="string">
            <text:p>ISGuidelines 1-7</text:p>
          </table:table-cell>
          <table:table-cell office:value-type="string">
            <text:p>/channels/home</text:p>
          </table:table-cell>
          <table:table-cell office:value-type="float" office:value="1125">
            <text:p>1125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time" office:time-value="PT15H16M08.641S">
            <text:p>16:08.6</text:p>
          </table:table-cell>
          <table:table-cell office:value-type="string">
            <text:p>ISGuidelines 1-8</text:p>
          </table:table-cell>
          <table:table-cell office:value-type="string">
            <text:p>/channels/participants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time" office:time-value="PT15H16M08.941S">
            <text:p>16:08.9</text:p>
          </table:table-cell>
          <table:table-cell office:value-type="string">
            <text:p>ISGuidelines 1-8</text:p>
          </table:table-cell>
          <table:table-cell office:value-type="string">
            <text:p>/channels/participants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time" office:time-value="PT15H16M07.818S">
            <text:p>16:07.8</text:p>
          </table:table-cell>
          <table:table-cell office:value-type="string">
            <text:p>ISGuidelines 1-5</text:p>
          </table:table-cell>
          <table:table-cell office:value-type="string">
            <text:p>/channels/home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time" office:time-value="PT15H16M07.749S">
            <text:p>16:07.7</text:p>
          </table:table-cell>
          <table:table-cell office:value-type="string">
            <text:p>ISGuidelines 1-27</text:p>
          </table:table-cell>
          <table:table-cell office:value-type="string">
            <text:p>/channels/login.do</text:p>
          </table:table-cell>
          <table:table-cell office:value-type="float" office:value="1305">
            <text:p>1305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time" office:time-value="PT15H16M08.711S">
            <text:p>16:08.7</text:p>
          </table:table-cell>
          <table:table-cell office:value-type="string">
            <text:p>ISGuidelines 1-16</text:p>
          </table:table-cell>
          <table:table-cell office:value-type="string">
            <text:p>/channels/participants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935301">
            <text:p>93530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time" office:time-value="PT15H16M07.799S">
            <text:p>16:07.8</text:p>
          </table:table-cell>
          <table:table-cell office:value-type="string">
            <text:p>ISGuidelines 1-28</text:p>
          </table:table-cell>
          <table:table-cell office:value-type="string">
            <text:p>/channels/login.do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time" office:time-value="PT15H16M09.076S">
            <text:p>16:09.1</text:p>
          </table:table-cell>
          <table:table-cell office:value-type="string">
            <text:p>ISGuidelines 1-16</text:p>
          </table:table-cell>
          <table:table-cell office:value-type="string">
            <text:p>/channels/participants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time" office:time-value="PT15H16M08.576S">
            <text:p>16:08.6</text:p>
          </table:table-cell>
          <table:table-cell office:value-type="string">
            <text:p>ISGuidelines 1-18</text:p>
          </table:table-cell>
          <table:table-cell office:value-type="string">
            <text:p>/channels/;jsessionid=sz097zmyulpz1hdqggh8g1p9a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time" office:time-value="PT15H16M08.851S">
            <text:p>16:08.9</text:p>
          </table:table-cell>
          <table:table-cell office:value-type="string">
            <text:p>ISGuidelines 1-12</text:p>
          </table:table-cell>
          <table:table-cell office:value-type="string">
            <text:p>/channels/participants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935301">
            <text:p>935301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time" office:time-value="PT15H16M08.346S">
            <text:p>16:08.3</text:p>
          </table:table-cell>
          <table:table-cell office:value-type="string">
            <text:p>ISGuidelines 1-10</text:p>
          </table:table-cell>
          <table:table-cell office:value-type="string">
            <text:p>/channels/home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time" office:time-value="PT15H16M08.666S">
            <text:p>16:08.7</text:p>
          </table:table-cell>
          <table:table-cell office:value-type="string">
            <text:p>ISGuidelines 1-15</text:p>
          </table:table-cell>
          <table:table-cell office:value-type="string">
            <text:p>/channels/participants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935301">
            <text:p>935301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time" office:time-value="PT15H16M09.226S">
            <text:p>16:09.2</text:p>
          </table:table-cell>
          <table:table-cell office:value-type="string">
            <text:p>ISGuidelines 1-12</text:p>
          </table:table-cell>
          <table:table-cell office:value-type="string">
            <text:p>/channels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time" office:time-value="PT15H16M09.231S">
            <text:p>16:09.2</text:p>
          </table:table-cell>
          <table:table-cell office:value-type="string">
            <text:p>ISGuidelines 1-15</text:p>
          </table:table-cell>
          <table:table-cell office:value-type="string">
            <text:p>/channels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time" office:time-value="PT15H16M09.056S">
            <text:p>16:09.1</text:p>
          </table:table-cell>
          <table:table-cell office:value-type="string">
            <text:p>ISGuidelines 1-27</text:p>
          </table:table-cell>
          <table:table-cell office:value-type="string">
            <text:p>/channels/;jsessionid=sz097zmyulpz1hdqggh8g1p9a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time" office:time-value="PT15H16M08.601S">
            <text:p>16:08.6</text:p>
          </table:table-cell>
          <table:table-cell office:value-type="string">
            <text:p>ISGuidelines 1-17</text:p>
          </table:table-cell>
          <table:table-cell office:value-type="string">
            <text:p>/channels/;jsessionid=sz097zmyulpz1hdqggh8g1p9a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time" office:time-value="PT15H16M08.931S">
            <text:p>16:08.9</text:p>
          </table:table-cell>
          <table:table-cell office:value-type="string">
            <text:p>ISGuidelines 1-7</text:p>
          </table:table-cell>
          <table:table-cell office:value-type="string">
            <text:p>/channels/participants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time" office:time-value="PT15H16M08.996S">
            <text:p>16:09.0</text:p>
          </table:table-cell>
          <table:table-cell office:value-type="string">
            <text:p>ISGuidelines 1-5</text:p>
          </table:table-cell>
          <table:table-cell office:value-type="string">
            <text:p>/channels/participants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time" office:time-value="PT15H16M09.456S">
            <text:p>16:09.5</text:p>
          </table:table-cell>
          <table:table-cell office:value-type="string">
            <text:p>ISGuidelines 1-5</text:p>
          </table:table-cell>
          <table:table-cell office:value-type="string">
            <text:p>/channels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time" office:time-value="PT15H16M09.446S">
            <text:p>16:09.4</text:p>
          </table:table-cell>
          <table:table-cell office:value-type="string">
            <text:p>ISGuidelines 1-7</text:p>
          </table:table-cell>
          <table:table-cell office:value-type="string">
            <text:p>/channels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time" office:time-value="PT15H16M07.681S">
            <text:p>16:07.7</text:p>
          </table:table-cell>
          <table:table-cell office:value-type="string">
            <text:p>ISGuidelines 1-25</text:p>
          </table:table-cell>
          <table:table-cell office:value-type="string">
            <text:p>/channels/login.do</text:p>
          </table:table-cell>
          <table:table-cell office:value-type="float" office:value="1816">
            <text:p>1816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time" office:time-value="PT15H16M08.996S">
            <text:p>16:09.0</text:p>
          </table:table-cell>
          <table:table-cell office:value-type="string">
            <text:p>ISGuidelines 1-8</text:p>
          </table:table-cell>
          <table:table-cell office:value-type="string">
            <text:p>/channels/home</text:p>
          </table:table-cell>
          <table:table-cell office:value-type="float" office:value="505">
            <text:p>505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time" office:time-value="PT15H16M08.871S">
            <text:p>16:08.9</text:p>
          </table:table-cell>
          <table:table-cell office:value-type="string">
            <text:p>ISGuidelines 1-13</text:p>
          </table:table-cell>
          <table:table-cell office:value-type="string">
            <text:p>/channels/home</text:p>
          </table:table-cell>
          <table:table-cell office:value-type="float" office:value="642">
            <text:p>642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time" office:time-value="PT15H16M09.501S">
            <text:p>16:09.5</text:p>
          </table:table-cell>
          <table:table-cell office:value-type="string">
            <text:p>ISGuidelines 1-8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time" office:time-value="PT15H16M08.856S">
            <text:p>16:08.9</text:p>
          </table:table-cell>
          <table:table-cell office:value-type="string">
            <text:p>ISGuidelines 1-14</text:p>
          </table:table-cell>
          <table:table-cell office:value-type="string">
            <text:p>/channels/home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time" office:time-value="PT15H16M09.516S">
            <text:p>16:09.5</text:p>
          </table:table-cell>
          <table:table-cell office:value-type="string">
            <text:p>ISGuidelines 1-8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time" office:time-value="PT15H16M08.811S">
            <text:p>16:08.8</text:p>
          </table:table-cell>
          <table:table-cell office:value-type="string">
            <text:p>ISGuidelines 1-11</text:p>
          </table:table-cell>
          <table:table-cell office:value-type="string">
            <text:p>/channels/home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time" office:time-value="PT15H16M09.231S">
            <text:p>16:09.2</text:p>
          </table:table-cell>
          <table:table-cell office:value-type="string">
            <text:p>ISGuidelines 1-10</text:p>
          </table:table-cell>
          <table:table-cell office:value-type="string">
            <text:p>/channels/participants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935301">
            <text:p>935301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time" office:time-value="PT15H16M08.781S">
            <text:p>16:08.8</text:p>
          </table:table-cell>
          <table:table-cell office:value-type="string">
            <text:p>ISGuidelines 1-29</text:p>
          </table:table-cell>
          <table:table-cell office:value-type="string">
            <text:p>/channels/;jsessionid=sz097zmyulpz1hdqggh8g1p9a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time" office:time-value="PT15H16M09.536S">
            <text:p>16:09.5</text:p>
          </table:table-cell>
          <table:table-cell office:value-type="string">
            <text:p>ISGuidelines 1-10</text:p>
          </table:table-cell>
          <table:table-cell office:value-type="string">
            <text:p>/channels/participants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time" office:time-value="PT15H16M08.676S">
            <text:p>16:08.7</text:p>
          </table:table-cell>
          <table:table-cell office:value-type="string">
            <text:p>ISGuidelines 1-23</text:p>
          </table:table-cell>
          <table:table-cell office:value-type="string">
            <text:p>/channels/home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time" office:time-value="PT15H16M08.656S">
            <text:p>16:08.7</text:p>
          </table:table-cell>
          <table:table-cell office:value-type="string">
            <text:p>ISGuidelines 1-24</text:p>
          </table:table-cell>
          <table:table-cell office:value-type="string">
            <text:p>/channels/home</text:p>
          </table:table-cell>
          <table:table-cell office:value-type="float" office:value="958">
            <text:p>95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time" office:time-value="PT15H16M09.296S">
            <text:p>16:09.3</text:p>
          </table:table-cell>
          <table:table-cell office:value-type="string">
            <text:p>ISGuidelines 1-17</text:p>
          </table:table-cell>
          <table:table-cell office:value-type="string">
            <text:p>/channels/home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time" office:time-value="PT15H16M09.256S">
            <text:p>16:09.3</text:p>
          </table:table-cell>
          <table:table-cell office:value-type="string">
            <text:p>ISGuidelines 1-15</text:p>
          </table:table-cell>
          <table:table-cell office:value-type="string">
            <text:p>/channels/home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time" office:time-value="PT15H16M08.641S">
            <text:p>16:08.6</text:p>
          </table:table-cell>
          <table:table-cell office:value-type="string">
            <text:p>ISGuidelines 1-22</text:p>
          </table:table-cell>
          <table:table-cell office:value-type="string">
            <text:p>/channels/home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time" office:time-value="PT15H16M09.726S">
            <text:p>16:09.7</text:p>
          </table:table-cell>
          <table:table-cell office:value-type="string">
            <text:p>ISGuidelines 1-15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time" office:time-value="PT15H16M09.746S">
            <text:p>16:09.7</text:p>
          </table:table-cell>
          <table:table-cell office:value-type="string">
            <text:p>ISGuidelines 1-15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time" office:time-value="PT15H16M08.536S">
            <text:p>16:08.5</text:p>
          </table:table-cell>
          <table:table-cell office:value-type="string">
            <text:p>ISGuidelines 1-9</text:p>
          </table:table-cell>
          <table:table-cell office:value-type="string">
            <text:p>/channels/home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time" office:time-value="PT15H16M08.496S">
            <text:p>16:08.5</text:p>
          </table:table-cell>
          <table:table-cell office:value-type="string">
            <text:p>ISGuidelines 1-20</text:p>
          </table:table-cell>
          <table:table-cell office:value-type="string">
            <text:p>/channels/home</text:p>
          </table:table-cell>
          <table:table-cell office:value-type="float" office:value="1293">
            <text:p>1293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time" office:time-value="PT15H16M08.721S">
            <text:p>16:08.7</text:p>
          </table:table-cell>
          <table:table-cell office:value-type="string">
            <text:p>ISGuidelines 1-30</text:p>
          </table:table-cell>
          <table:table-cell office:value-type="string">
            <text:p>/channels/;jsessionid=sz097zmyulpz1hdqggh8g1p9a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time" office:time-value="PT15H16M09.161S">
            <text:p>16:09.2</text:p>
          </table:table-cell>
          <table:table-cell office:value-type="string">
            <text:p>ISGuidelines 1-18</text:p>
          </table:table-cell>
          <table:table-cell office:value-type="string">
            <text:p>/channels/home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time" office:time-value="PT15H16M08.321S">
            <text:p>16:08.3</text:p>
          </table:table-cell>
          <table:table-cell office:value-type="string">
            <text:p>ISGuidelines 1-21</text:p>
          </table:table-cell>
          <table:table-cell office:value-type="string">
            <text:p>/channels/;jsessionid=sz097zmyulpz1hdqggh8g1p9a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time" office:time-value="PT15H16M08.331S">
            <text:p>16:08.3</text:p>
          </table:table-cell>
          <table:table-cell office:value-type="string">
            <text:p>ISGuidelines 1-19</text:p>
          </table:table-cell>
          <table:table-cell office:value-type="string">
            <text:p>/channels/;jsessionid=sz097zmyulpz1hdqggh8g1p9a</text:p>
          </table:table-cell>
          <table:table-cell office:value-type="float" office:value="1585">
            <text:p>1585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time" office:time-value="PT15H16M09.586S">
            <text:p>16:09.6</text:p>
          </table:table-cell>
          <table:table-cell office:value-type="string">
            <text:p>ISGuidelines 1-23</text:p>
          </table:table-cell>
          <table:table-cell office:value-type="string">
            <text:p>/channels/participants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time" office:time-value="PT15H16M09.106S">
            <text:p>16:09.1</text:p>
          </table:table-cell>
          <table:table-cell office:value-type="string">
            <text:p>ISGuidelines 1-16</text:p>
          </table:table-cell>
          <table:table-cell office:value-type="string">
            <text:p>/channels/home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time" office:time-value="PT15H16M10.076S">
            <text:p>16:10.1</text:p>
          </table:table-cell>
          <table:table-cell office:value-type="string">
            <text:p>ISGuidelines 1-23</text:p>
          </table:table-cell>
          <table:table-cell office:value-type="string">
            <text:p>/channels/participants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time" office:time-value="PT15H16M07.755S">
            <text:p>16:07.8</text:p>
          </table:table-cell>
          <table:table-cell office:value-type="string">
            <text:p>ISGuidelines 1-6</text:p>
          </table:table-cell>
          <table:table-cell office:value-type="string">
            <text:p>/channels/home</text:p>
          </table:table-cell>
          <table:table-cell office:value-type="float" office:value="2430">
            <text:p>2430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time" office:time-value="PT15H16M09.101S">
            <text:p>16:09.1</text:p>
          </table:table-cell>
          <table:table-cell office:value-type="string">
            <text:p>ISGuidelines 1-28</text:p>
          </table:table-cell>
          <table:table-cell office:value-type="string">
            <text:p>/channels/;jsessionid=sz097zmyulpz1hdqggh8g1p9a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time" office:time-value="PT15H16M10.136S">
            <text:p>16:10.1</text:p>
          </table:table-cell>
          <table:table-cell office:value-type="string">
            <text:p>ISGuidelines 1-16</text:p>
          </table:table-cell>
          <table:table-cell office:value-type="string">
            <text:p>/channels/logout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time" office:time-value="PT15H16M10.241S">
            <text:p>16:10.2</text:p>
          </table:table-cell>
          <table:table-cell office:value-type="string">
            <text:p>ISGuidelines 1-16</text:p>
          </table:table-cell>
          <table:table-cell office:value-type="string">
            <text:p>/channels/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time" office:time-value="PT15H16M09.916S">
            <text:p>16:09.9</text:p>
          </table:table-cell>
          <table:table-cell office:value-type="string">
            <text:p>ISGuidelines 1-19</text:p>
          </table:table-cell>
          <table:table-cell office:value-type="string">
            <text:p>/channels/home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time" office:time-value="PT15H16M09.826S">
            <text:p>16:09.8</text:p>
          </table:table-cell>
          <table:table-cell office:value-type="string">
            <text:p>ISGuidelines 1-30</text:p>
          </table:table-cell>
          <table:table-cell office:value-type="string">
            <text:p>/channels/home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time" office:time-value="PT15H16M09.246S">
            <text:p>16:09.2</text:p>
          </table:table-cell>
          <table:table-cell office:value-type="string">
            <text:p>ISGuidelines 1-12</text:p>
          </table:table-cell>
          <table:table-cell office:value-type="string">
            <text:p>/channels/home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time" office:time-value="PT15H16M09.266S">
            <text:p>16:09.3</text:p>
          </table:table-cell>
          <table:table-cell office:value-type="string">
            <text:p>ISGuidelines 1-27</text:p>
          </table:table-cell>
          <table:table-cell office:value-type="string">
            <text:p>/channels/home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time" office:time-value="PT15H16M09.521S">
            <text:p>16:09.5</text:p>
          </table:table-cell>
          <table:table-cell office:value-type="string">
            <text:p>ISGuidelines 1-14</text:p>
          </table:table-cell>
          <table:table-cell office:value-type="string">
            <text:p>/channels/participants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935301">
            <text:p>935301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time" office:time-value="PT15H16M09.556S">
            <text:p>16:09.6</text:p>
          </table:table-cell>
          <table:table-cell office:value-type="string">
            <text:p>ISGuidelines 1-29</text:p>
          </table:table-cell>
          <table:table-cell office:value-type="string">
            <text:p>/channels/home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time" office:time-value="PT15H16M10.316S">
            <text:p>16:10.3</text:p>
          </table:table-cell>
          <table:table-cell office:value-type="string">
            <text:p>ISGuidelines 1-12</text:p>
          </table:table-cell>
          <table:table-cell office:value-type="string">
            <text:p>/channels/logout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time" office:time-value="PT15H16M10.376S">
            <text:p>16:10.4</text:p>
          </table:table-cell>
          <table:table-cell office:value-type="string">
            <text:p>ISGuidelines 1-14</text:p>
          </table:table-cell>
          <table:table-cell office:value-type="string">
            <text:p>/channels/participants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time" office:time-value="PT15H16M10.421S">
            <text:p>16:10.4</text:p>
          </table:table-cell>
          <table:table-cell office:value-type="string">
            <text:p>ISGuidelines 1-12</text:p>
          </table:table-cell>
          <table:table-cell office:value-type="string">
            <text:p>/channels/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time" office:time-value="PT15H16M09.496S">
            <text:p>16:09.5</text:p>
          </table:table-cell>
          <table:table-cell office:value-type="string">
            <text:p>ISGuidelines 1-25</text:p>
          </table:table-cell>
          <table:table-cell office:value-type="string">
            <text:p>/channels/;jsessionid=sz097zmyulpz1hdqggh8g1p9a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time" office:time-value="PT15H16M09.616S">
            <text:p>16:09.6</text:p>
          </table:table-cell>
          <table:table-cell office:value-type="string">
            <text:p>ISGuidelines 1-24</text:p>
          </table:table-cell>
          <table:table-cell office:value-type="string">
            <text:p>/channels/participants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time" office:time-value="PT15H16M07.716S">
            <text:p>16:07.7</text:p>
          </table:table-cell>
          <table:table-cell office:value-type="string">
            <text:p>ISGuidelines 1-26</text:p>
          </table:table-cell>
          <table:table-cell office:value-type="string">
            <text:p>/channels/login.do</text:p>
          </table:table-cell>
          <table:table-cell office:value-type="float" office:value="2847">
            <text:p>2847</text:p>
          </table:table-cell>
          <table:table-cell office:value-type="string">
            <text:p>Success</text:p>
          </table:table-cell>
          <table:table-cell office:value-type="float" office:value="25652">
            <text:p>25652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time" office:time-value="PT15H16M10.441S">
            <text:p>16:10.4</text:p>
          </table:table-cell>
          <table:table-cell office:value-type="string">
            <text:p>ISGuidelines 1-14</text:p>
          </table:table-cell>
          <table:table-cell office:value-type="string">
            <text:p>/channels/home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time" office:time-value="PT15H16M09.486S">
            <text:p>16:09.5</text:p>
          </table:table-cell>
          <table:table-cell office:value-type="string">
            <text:p>ISGuidelines 1-7</text:p>
          </table:table-cell>
          <table:table-cell office:value-type="string">
            <text:p>/channels/home</text:p>
          </table:table-cell>
          <table:table-cell office:value-type="float" office:value="1094">
            <text:p>1094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time" office:time-value="PT15H16M09.481S">
            <text:p>16:09.5</text:p>
          </table:table-cell>
          <table:table-cell office:value-type="string">
            <text:p>ISGuidelines 1-5</text:p>
          </table:table-cell>
          <table:table-cell office:value-type="string">
            <text:p>/channels/home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time" office:time-value="PT15H16M10.581S">
            <text:p>16:10.6</text:p>
          </table:table-cell>
          <table:table-cell office:value-type="string">
            <text:p>ISGuidelines 1-7</text:p>
          </table:table-cell>
          <table:table-cell office:value-type="string">
            <text:p>/channels/logout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time" office:time-value="PT15H16M10.591S">
            <text:p>16:10.6</text:p>
          </table:table-cell>
          <table:table-cell office:value-type="string">
            <text:p>ISGuidelines 1-5</text:p>
          </table:table-cell>
          <table:table-cell office:value-type="string">
            <text:p>/channels/logout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time" office:time-value="PT15H16M10.556S">
            <text:p>16:10.6</text:p>
          </table:table-cell>
          <table:table-cell office:value-type="string">
            <text:p>ISGuidelines 1-24</text:p>
          </table:table-cell>
          <table:table-cell office:value-type="string">
            <text:p>/channels/participants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time" office:time-value="PT15H16M09.586S">
            <text:p>16:09.6</text:p>
          </table:table-cell>
          <table:table-cell office:value-type="string">
            <text:p>ISGuidelines 1-10</text:p>
          </table:table-cell>
          <table:table-cell office:value-type="string">
            <text:p>/channels/home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time" office:time-value="PT15H16M10.576S">
            <text:p>16:10.6</text:p>
          </table:table-cell>
          <table:table-cell office:value-type="string">
            <text:p>ISGuidelines 1-14</text:p>
          </table:table-cell>
          <table:table-cell office:value-type="string">
            <text:p>/channels/logout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time" office:time-value="PT15H16M10.656S">
            <text:p>16:10.7</text:p>
          </table:table-cell>
          <table:table-cell office:value-type="string">
            <text:p>ISGuidelines 1-7</text:p>
          </table:table-cell>
          <table:table-cell office:value-type="string">
            <text:p>/channels/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time" office:time-value="PT15H16M09.536S">
            <text:p>16:09.5</text:p>
          </table:table-cell>
          <table:table-cell office:value-type="string">
            <text:p>ISGuidelines 1-11</text:p>
          </table:table-cell>
          <table:table-cell office:value-type="string">
            <text:p>/channels/participants</text:p>
          </table:table-cell>
          <table:table-cell office:value-type="float" office:value="1175">
            <text:p>1175</text:p>
          </table:table-cell>
          <table:table-cell office:value-type="string">
            <text:p>Success</text:p>
          </table:table-cell>
          <table:table-cell office:value-type="float" office:value="935301">
            <text:p>935301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time" office:time-value="PT15H16M10.661S">
            <text:p>16:10.7</text:p>
          </table:table-cell>
          <table:table-cell office:value-type="string">
            <text:p>ISGuidelines 1-5</text:p>
          </table:table-cell>
          <table:table-cell office:value-type="string">
            <text:p>/channels/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time" office:time-value="PT15H16M10.691S">
            <text:p>16:10.7</text:p>
          </table:table-cell>
          <table:table-cell office:value-type="string">
            <text:p>ISGuidelines 1-14</text:p>
          </table:table-cell>
          <table:table-cell office:value-type="string">
            <text:p>/channels/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time" office:time-value="PT15H16M10.716S">
            <text:p>16:10.7</text:p>
          </table:table-cell>
          <table:table-cell office:value-type="string">
            <text:p>ISGuidelines 1-11</text:p>
          </table:table-cell>
          <table:table-cell office:value-type="string">
            <text:p>/channels/participants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time" office:time-value="PT15H16M09.516S">
            <text:p>16:09.5</text:p>
          </table:table-cell>
          <table:table-cell office:value-type="string">
            <text:p>ISGuidelines 1-13</text:p>
          </table:table-cell>
          <table:table-cell office:value-type="string">
            <text:p>/channels/participants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935301">
            <text:p>935301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time" office:time-value="PT15H16M09.646S">
            <text:p>16:09.6</text:p>
          </table:table-cell>
          <table:table-cell office:value-type="string">
            <text:p>ISGuidelines 1-17</text:p>
          </table:table-cell>
          <table:table-cell office:value-type="string">
            <text:p>/channels/participants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time" office:time-value="PT15H16M10.756S">
            <text:p>16:10.8</text:p>
          </table:table-cell>
          <table:table-cell office:value-type="string">
            <text:p>ISGuidelines 1-13</text:p>
          </table:table-cell>
          <table:table-cell office:value-type="string">
            <text:p>/channels/participants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time" office:time-value="PT15H16M10.242S">
            <text:p>16:10.2</text:p>
          </table:table-cell>
          <table:table-cell office:value-type="string">
            <text:p>ISGuidelines 1-28</text:p>
          </table:table-cell>
          <table:table-cell office:value-type="string">
            <text:p>/channels/home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time" office:time-value="PT15H16M10.681S">
            <text:p>16:10.7</text:p>
          </table:table-cell>
          <table:table-cell office:value-type="string">
            <text:p>ISGuidelines 1-10</text:p>
          </table:table-cell>
          <table:table-cell office:value-type="string">
            <text:p>/channels/logout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time" office:time-value="PT15H16M09.891S">
            <text:p>16:09.9</text:p>
          </table:table-cell>
          <table:table-cell office:value-type="string">
            <text:p>ISGuidelines 1-21</text:p>
          </table:table-cell>
          <table:table-cell office:value-type="string">
            <text:p>/channels/home</text:p>
          </table:table-cell>
          <table:table-cell office:value-type="float" office:value="931">
            <text:p>931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time" office:time-value="PT15H16M10.676S">
            <text:p>16:10.7</text:p>
          </table:table-cell>
          <table:table-cell office:value-type="string">
            <text:p>ISGuidelines 1-24</text:p>
          </table:table-cell>
          <table:table-cell office:value-type="string">
            <text:p>/channels/home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time" office:time-value="PT15H16M10.491S">
            <text:p>16:10.5</text:p>
          </table:table-cell>
          <table:table-cell office:value-type="string">
            <text:p>ISGuidelines 1-25</text:p>
          </table:table-cell>
          <table:table-cell office:value-type="string">
            <text:p>/channels/home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time" office:time-value="PT15H16M10.771S">
            <text:p>16:10.8</text:p>
          </table:table-cell>
          <table:table-cell office:value-type="string">
            <text:p>ISGuidelines 1-17</text:p>
          </table:table-cell>
          <table:table-cell office:value-type="string">
            <text:p>/channels/participants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time" office:time-value="PT15H16M10.561S">
            <text:p>16:10.6</text:p>
          </table:table-cell>
          <table:table-cell office:value-type="string">
            <text:p>ISGuidelines 1-26</text:p>
          </table:table-cell>
          <table:table-cell office:value-type="string">
            <text:p>/channels/;jsessionid=sz097zmyulpz1hdqggh8g1p9a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5693">
            <text:p>25693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time" office:time-value="PT15H16M10.831S">
            <text:p>16:10.8</text:p>
          </table:table-cell>
          <table:table-cell office:value-type="string">
            <text:p>ISGuidelines 1-24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time" office:time-value="PT15H16M10.821S">
            <text:p>16:10.8</text:p>
          </table:table-cell>
          <table:table-cell office:value-type="string">
            <text:p>ISGuidelines 1-10</text:p>
          </table:table-cell>
          <table:table-cell office:value-type="string">
            <text:p>/channels/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time" office:time-value="PT15H16M10.151S">
            <text:p>16:10.2</text:p>
          </table:table-cell>
          <table:table-cell office:value-type="string">
            <text:p>ISGuidelines 1-23</text:p>
          </table:table-cell>
          <table:table-cell office:value-type="string">
            <text:p>/channels/home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time" office:time-value="PT15H16M09.791S">
            <text:p>16:09.8</text:p>
          </table:table-cell>
          <table:table-cell office:value-type="string">
            <text:p>ISGuidelines 1-20</text:p>
          </table:table-cell>
          <table:table-cell office:value-type="string">
            <text:p>/channels/participants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time" office:time-value="PT15H16M10.751S">
            <text:p>16:10.8</text:p>
          </table:table-cell>
          <table:table-cell office:value-type="string">
            <text:p>ISGuidelines 1-11</text:p>
          </table:table-cell>
          <table:table-cell office:value-type="string">
            <text:p>/channels/home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time" office:time-value="PT15H16M10.886S">
            <text:p>16:10.9</text:p>
          </table:table-cell>
          <table:table-cell office:value-type="string">
            <text:p>ISGuidelines 1-24</text:p>
          </table:table-cell>
          <table:table-cell office:value-type="string">
            <text:p>/channels/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time" office:time-value="PT15H16M10.796S">
            <text:p>16:10.8</text:p>
          </table:table-cell>
          <table:table-cell office:value-type="string">
            <text:p>ISGuidelines 1-13</text:p>
          </table:table-cell>
          <table:table-cell office:value-type="string">
            <text:p>/channels/home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time" office:time-value="PT15H16M10.901S">
            <text:p>16:10.9</text:p>
          </table:table-cell>
          <table:table-cell office:value-type="string">
            <text:p>ISGuidelines 1-20</text:p>
          </table:table-cell>
          <table:table-cell office:value-type="string">
            <text:p>/channels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time" office:time-value="PT15H16M10.891S">
            <text:p>16:10.9</text:p>
          </table:table-cell>
          <table:table-cell office:value-type="string">
            <text:p>ISGuidelines 1-23</text:p>
          </table:table-cell>
          <table:table-cell office:value-type="string">
            <text:p>/channels/logout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time" office:time-value="PT15H16M10.936S">
            <text:p>16:10.9</text:p>
          </table:table-cell>
          <table:table-cell office:value-type="string">
            <text:p>ISGuidelines 1-13</text:p>
          </table:table-cell>
          <table:table-cell office:value-type="string">
            <text:p>/channels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time" office:time-value="PT15H16M10.916S">
            <text:p>16:10.9</text:p>
          </table:table-cell>
          <table:table-cell office:value-type="string">
            <text:p>ISGuidelines 1-11</text:p>
          </table:table-cell>
          <table:table-cell office:value-type="string">
            <text:p>/channels/logout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time" office:time-value="PT15H16M10.851S">
            <text:p>16:10.9</text:p>
          </table:table-cell>
          <table:table-cell office:value-type="string">
            <text:p>ISGuidelines 1-17</text:p>
          </table:table-cell>
          <table:table-cell office:value-type="string">
            <text:p>/channels/home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time" office:time-value="PT15H16M10.966S">
            <text:p>16:11.0</text:p>
          </table:table-cell>
          <table:table-cell office:value-type="string">
            <text:p>ISGuidelines 1-23</text:p>
          </table:table-cell>
          <table:table-cell office:value-type="string">
            <text:p>/channels/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time" office:time-value="PT15H16M10.981S">
            <text:p>16:11.0</text:p>
          </table:table-cell>
          <table:table-cell office:value-type="string">
            <text:p>ISGuidelines 1-11</text:p>
          </table:table-cell>
          <table:table-cell office:value-type="string">
            <text:p>/channels/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time" office:time-value="PT15H16M10.936S">
            <text:p>16:10.9</text:p>
          </table:table-cell>
          <table:table-cell office:value-type="string">
            <text:p>ISGuidelines 1-20</text:p>
          </table:table-cell>
          <table:table-cell office:value-type="string">
            <text:p>/channels/home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time" office:time-value="PT15H16M10.976S">
            <text:p>16:11.0</text:p>
          </table:table-cell>
          <table:table-cell office:value-type="string">
            <text:p>ISGuidelines 1-13</text:p>
          </table:table-cell>
          <table:table-cell office:value-type="string">
            <text:p>/channels/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time" office:time-value="PT15H16M09.736S">
            <text:p>16:09.7</text:p>
          </table:table-cell>
          <table:table-cell office:value-type="string">
            <text:p>ISGuidelines 1-22</text:p>
          </table:table-cell>
          <table:table-cell office:value-type="string">
            <text:p>/channels/participants</text:p>
          </table:table-cell>
          <table:table-cell office:value-type="float" office:value="1311">
            <text:p>1311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time" office:time-value="PT15H16M09.866S">
            <text:p>16:09.9</text:p>
          </table:table-cell>
          <table:table-cell office:value-type="string">
            <text:p>ISGuidelines 1-18</text:p>
          </table:table-cell>
          <table:table-cell office:value-type="string">
            <text:p>/channels/participants</text:p>
          </table:table-cell>
          <table:table-cell office:value-type="float" office:value="1185">
            <text:p>1185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time" office:time-value="PT15H16M10.871S">
            <text:p>16:10.9</text:p>
          </table:table-cell>
          <table:table-cell office:value-type="string">
            <text:p>ISGuidelines 1-26</text:p>
          </table:table-cell>
          <table:table-cell office:value-type="string">
            <text:p>/channels/home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time" office:time-value="PT15H16M11.001S">
            <text:p>16:11.0</text:p>
          </table:table-cell>
          <table:table-cell office:value-type="string">
            <text:p>ISGuidelines 1-17</text:p>
          </table:table-cell>
          <table:table-cell office:value-type="string">
            <text:p>/channels/logout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time" office:time-value="PT15H16M11.041S">
            <text:p>16:11.0</text:p>
          </table:table-cell>
          <table:table-cell office:value-type="string">
            <text:p>ISGuidelines 1-20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time" office:time-value="PT15H16M11.046S">
            <text:p>16:11.0</text:p>
          </table:table-cell>
          <table:table-cell office:value-type="string">
            <text:p>ISGuidelines 1-22</text:p>
          </table:table-cell>
          <table:table-cell office:value-type="string">
            <text:p>/channels/participants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time" office:time-value="PT15H16M11.056S">
            <text:p>16:11.1</text:p>
          </table:table-cell>
          <table:table-cell office:value-type="string">
            <text:p>ISGuidelines 1-18</text:p>
          </table:table-cell>
          <table:table-cell office:value-type="string">
            <text:p>/channels/participants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time" office:time-value="PT15H16M11.076S">
            <text:p>16:11.1</text:p>
          </table:table-cell>
          <table:table-cell office:value-type="string">
            <text:p>ISGuidelines 1-17</text:p>
          </table:table-cell>
          <table:table-cell office:value-type="string">
            <text:p>/channels/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time" office:time-value="PT15H16M11.091S">
            <text:p>16:11.1</text:p>
          </table:table-cell>
          <table:table-cell office:value-type="string">
            <text:p>ISGuidelines 1-20</text:p>
          </table:table-cell>
          <table:table-cell office:value-type="string">
            <text:p>/channels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time" office:time-value="PT15H16M11.101S">
            <text:p>16:11.1</text:p>
          </table:table-cell>
          <table:table-cell office:value-type="string">
            <text:p>ISGuidelines 1-18</text:p>
          </table:table-cell>
          <table:table-cell office:value-type="string">
            <text:p>/channels/home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time" office:time-value="PT15H16M09.776S">
            <text:p>16:09.8</text:p>
          </table:table-cell>
          <table:table-cell office:value-type="string">
            <text:p>ISGuidelines 1-9</text:p>
          </table:table-cell>
          <table:table-cell office:value-type="string">
            <text:p>/channels/participants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time" office:time-value="PT15H16M10.186S">
            <text:p>16:10.2</text:p>
          </table:table-cell>
          <table:table-cell office:value-type="string">
            <text:p>ISGuidelines 1-6</text:p>
          </table:table-cell>
          <table:table-cell office:value-type="string">
            <text:p>/channels/participants</text:p>
          </table:table-cell>
          <table:table-cell office:value-type="float" office:value="1047">
            <text:p>1047</text:p>
          </table:table-cell>
          <table:table-cell office:value-type="string">
            <text:p>Success</text:p>
          </table:table-cell>
          <table:table-cell office:value-type="float" office:value="935299">
            <text:p>935299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time" office:time-value="PT15H16M11.206S">
            <text:p>16:11.2</text:p>
          </table:table-cell>
          <table:table-cell office:value-type="string">
            <text:p>ISGuidelines 1-9</text:p>
          </table:table-cell>
          <table:table-cell office:value-type="string">
            <text:p>/channels/participants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time" office:time-value="PT15H16M11.191S">
            <text:p>16:11.2</text:p>
          </table:table-cell>
          <table:table-cell office:value-type="string">
            <text:p>ISGuidelines 1-18</text:p>
          </table:table-cell>
          <table:table-cell office:value-type="string">
            <text:p>/channels/logout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time" office:time-value="PT15H16M11.236S">
            <text:p>16:11.2</text:p>
          </table:table-cell>
          <table:table-cell office:value-type="string">
            <text:p>ISGuidelines 1-6</text:p>
          </table:table-cell>
          <table:table-cell office:value-type="string">
            <text:p>/channels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time" office:time-value="PT15H16M11.241S">
            <text:p>16:11.2</text:p>
          </table:table-cell>
          <table:table-cell office:value-type="string">
            <text:p>ISGuidelines 1-18</text:p>
          </table:table-cell>
          <table:table-cell office:value-type="string">
            <text:p>/channels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time" office:time-value="PT15H16M10.291S">
            <text:p>16:10.3</text:p>
          </table:table-cell>
          <table:table-cell office:value-type="string">
            <text:p>ISGuidelines 1-19</text:p>
          </table:table-cell>
          <table:table-cell office:value-type="string">
            <text:p>/channels/participants</text:p>
          </table:table-cell>
          <table:table-cell office:value-type="float" office:value="1023">
            <text:p>1023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time" office:time-value="PT15H16M11.236S">
            <text:p>16:11.2</text:p>
          </table:table-cell>
          <table:table-cell office:value-type="string">
            <text:p>ISGuidelines 1-9</text:p>
          </table:table-cell>
          <table:table-cell office:value-type="string">
            <text:p>/channels/home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time" office:time-value="PT15H16M11.316S">
            <text:p>16:11.3</text:p>
          </table:table-cell>
          <table:table-cell office:value-type="string">
            <text:p>ISGuidelines 1-19</text:p>
          </table:table-cell>
          <table:table-cell office:value-type="string">
            <text:p>/channels/participants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time" office:time-value="PT15H16M11.096S">
            <text:p>16:11.1</text:p>
          </table:table-cell>
          <table:table-cell office:value-type="string">
            <text:p>ISGuidelines 1-22</text:p>
          </table:table-cell>
          <table:table-cell office:value-type="string">
            <text:p>/channels/home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time" office:time-value="PT15H16M10.316S">
            <text:p>16:10.3</text:p>
          </table:table-cell>
          <table:table-cell office:value-type="string">
            <text:p>ISGuidelines 1-30</text:p>
          </table:table-cell>
          <table:table-cell office:value-type="string">
            <text:p>/channels/participants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time" office:time-value="PT15H16M11.266S">
            <text:p>16:11.3</text:p>
          </table:table-cell>
          <table:table-cell office:value-type="string">
            <text:p>ISGuidelines 1-6</text:p>
          </table:table-cell>
          <table:table-cell office:value-type="string">
            <text:p>/channels/home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5900">
            <text:p>25900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time" office:time-value="PT15H16M11.371S">
            <text:p>16:11.4</text:p>
          </table:table-cell>
          <table:table-cell office:value-type="string">
            <text:p>ISGuidelines 1-30</text:p>
          </table:table-cell>
          <table:table-cell office:value-type="string">
            <text:p>/channels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time" office:time-value="PT15H16M11.331S">
            <text:p>16:11.3</text:p>
          </table:table-cell>
          <table:table-cell office:value-type="string">
            <text:p>ISGuidelines 1-9</text:p>
          </table:table-cell>
          <table:table-cell office:value-type="string">
            <text:p>/channels/logout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time" office:time-value="PT15H16M11.351S">
            <text:p>16:11.4</text:p>
          </table:table-cell>
          <table:table-cell office:value-type="string">
            <text:p>ISGuidelines 1-19</text:p>
          </table:table-cell>
          <table:table-cell office:value-type="string">
            <text:p>/channels/home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time" office:time-value="PT15H16M11.356S">
            <text:p>16:11.4</text:p>
          </table:table-cell>
          <table:table-cell office:value-type="string">
            <text:p>ISGuidelines 1-22</text:p>
          </table:table-cell>
          <table:table-cell office:value-type="string">
            <text:p>/channels/logout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time" office:time-value="PT15H16M11.406S">
            <text:p>16:11.4</text:p>
          </table:table-cell>
          <table:table-cell office:value-type="string">
            <text:p>ISGuidelines 1-9</text:p>
          </table:table-cell>
          <table:table-cell office:value-type="string">
            <text:p>/channels/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time" office:time-value="PT15H16M11.376S">
            <text:p>16:11.4</text:p>
          </table:table-cell>
          <table:table-cell office:value-type="string">
            <text:p>ISGuidelines 1-6</text:p>
          </table:table-cell>
          <table:table-cell office:value-type="string">
            <text:p>/channels/logout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time" office:time-value="PT15H16M11.421S">
            <text:p>16:11.4</text:p>
          </table:table-cell>
          <table:table-cell office:value-type="string">
            <text:p>ISGuidelines 1-22</text:p>
          </table:table-cell>
          <table:table-cell office:value-type="string">
            <text:p>/channels/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time" office:time-value="PT15H16M11.401S">
            <text:p>16:11.4</text:p>
          </table:table-cell>
          <table:table-cell office:value-type="string">
            <text:p>ISGuidelines 1-30</text:p>
          </table:table-cell>
          <table:table-cell office:value-type="string">
            <text:p>/channels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time" office:time-value="PT15H16M10.366S">
            <text:p>16:10.4</text:p>
          </table:table-cell>
          <table:table-cell office:value-type="string">
            <text:p>ISGuidelines 1-27</text:p>
          </table:table-cell>
          <table:table-cell office:value-type="string">
            <text:p>/channels/participants</text:p>
          </table:table-cell>
          <table:table-cell office:value-type="float" office:value="1096">
            <text:p>1096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time" office:time-value="PT15H16M11.436S">
            <text:p>16:11.4</text:p>
          </table:table-cell>
          <table:table-cell office:value-type="string">
            <text:p>ISGuidelines 1-6</text:p>
          </table:table-cell>
          <table:table-cell office:value-type="string">
            <text:p>/channels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time" office:time-value="PT15H16M11.416S">
            <text:p>16:11.4</text:p>
          </table:table-cell>
          <table:table-cell office:value-type="string">
            <text:p>ISGuidelines 1-19</text:p>
          </table:table-cell>
          <table:table-cell office:value-type="string">
            <text:p>/channels/logout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time" office:time-value="PT15H16M11.461S">
            <text:p>16:11.5</text:p>
          </table:table-cell>
          <table:table-cell office:value-type="string">
            <text:p>ISGuidelines 1-27</text:p>
          </table:table-cell>
          <table:table-cell office:value-type="string">
            <text:p>/channels/participants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time" office:time-value="PT15H16M11.456S">
            <text:p>16:11.5</text:p>
          </table:table-cell>
          <table:table-cell office:value-type="string">
            <text:p>ISGuidelines 1-30</text:p>
          </table:table-cell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time" office:time-value="PT15H16M11.481S">
            <text:p>16:11.5</text:p>
          </table:table-cell>
          <table:table-cell office:value-type="string">
            <text:p>ISGuidelines 1-19</text:p>
          </table:table-cell>
          <table:table-cell office:value-type="string">
            <text:p>/channels/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time" office:time-value="PT15H16M10.406S">
            <text:p>16:10.4</text:p>
          </table:table-cell>
          <table:table-cell office:value-type="string">
            <text:p>ISGuidelines 1-29</text:p>
          </table:table-cell>
          <table:table-cell office:value-type="string">
            <text:p>/channels/participants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time" office:time-value="PT15H16M11.516S">
            <text:p>16:11.5</text:p>
          </table:table-cell>
          <table:table-cell office:value-type="string">
            <text:p>ISGuidelines 1-30</text:p>
          </table:table-cell>
          <table:table-cell office:value-type="string">
            <text:p>/channels/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time" office:time-value="PT15H16M11.511S">
            <text:p>16:11.5</text:p>
          </table:table-cell>
          <table:table-cell office:value-type="string">
            <text:p>ISGuidelines 1-27</text:p>
          </table:table-cell>
          <table:table-cell office:value-type="string">
            <text:p>/channels/home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time" office:time-value="PT15H16M11.536S">
            <text:p>16:11.5</text:p>
          </table:table-cell>
          <table:table-cell office:value-type="string">
            <text:p>ISGuidelines 1-29</text:p>
          </table:table-cell>
          <table:table-cell office:value-type="string">
            <text:p>/channels/participants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time" office:time-value="PT15H16M11.571S">
            <text:p>16:11.6</text:p>
          </table:table-cell>
          <table:table-cell office:value-type="string">
            <text:p>ISGuidelines 1-27</text:p>
          </table:table-cell>
          <table:table-cell office:value-type="string">
            <text:p>/channels/logout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time" office:time-value="PT15H16M11.576S">
            <text:p>16:11.6</text:p>
          </table:table-cell>
          <table:table-cell office:value-type="string">
            <text:p>ISGuidelines 1-29</text:p>
          </table:table-cell>
          <table:table-cell office:value-type="string">
            <text:p>/channels/home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time" office:time-value="PT15H16M11.611S">
            <text:p>16:11.6</text:p>
          </table:table-cell>
          <table:table-cell office:value-type="string">
            <text:p>ISGuidelines 1-27</text:p>
          </table:table-cell>
          <table:table-cell office:value-type="string">
            <text:p>/channels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time" office:time-value="PT15H16M11.626S">
            <text:p>16:11.6</text:p>
          </table:table-cell>
          <table:table-cell office:value-type="string">
            <text:p>ISGuidelines 1-29</text:p>
          </table:table-cell>
          <table:table-cell office:value-type="string">
            <text:p>/channels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time" office:time-value="PT15H16M10.836S">
            <text:p>16:10.8</text:p>
          </table:table-cell>
          <table:table-cell office:value-type="string">
            <text:p>ISGuidelines 1-25</text:p>
          </table:table-cell>
          <table:table-cell office:value-type="string">
            <text:p>/channels/participants</text:p>
          </table:table-cell>
          <table:table-cell office:value-type="float" office:value="842">
            <text:p>842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time" office:time-value="PT15H16M11.666S">
            <text:p>16:11.7</text:p>
          </table:table-cell>
          <table:table-cell office:value-type="string">
            <text:p>ISGuidelines 1-29</text:p>
          </table:table-cell>
          <table:table-cell office:value-type="string">
            <text:p>/channels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time" office:time-value="PT15H16M10.821S">
            <text:p>16:10.8</text:p>
          </table:table-cell>
          <table:table-cell office:value-type="string">
            <text:p>ISGuidelines 1-21</text:p>
          </table:table-cell>
          <table:table-cell office:value-type="string">
            <text:p>/channels/participants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time" office:time-value="PT15H16M11.681S">
            <text:p>16:11.7</text:p>
          </table:table-cell>
          <table:table-cell office:value-type="string">
            <text:p>ISGuidelines 1-25</text:p>
          </table:table-cell>
          <table:table-cell office:value-type="string">
            <text:p>/channels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time" office:time-value="PT15H16M10.816S">
            <text:p>16:10.8</text:p>
          </table:table-cell>
          <table:table-cell office:value-type="string">
            <text:p>ISGuidelines 1-28</text:p>
          </table:table-cell>
          <table:table-cell office:value-type="string">
            <text:p>/channels/participants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time" office:time-value="PT15H16M11.701S">
            <text:p>16:11.7</text:p>
          </table:table-cell>
          <table:table-cell office:value-type="string">
            <text:p>ISGuidelines 1-21</text:p>
          </table:table-cell>
          <table:table-cell office:value-type="string">
            <text:p>/channels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time" office:time-value="PT15H16M11.061S">
            <text:p>16:11.1</text:p>
          </table:table-cell>
          <table:table-cell office:value-type="string">
            <text:p>ISGuidelines 1-26</text:p>
          </table:table-cell>
          <table:table-cell office:value-type="string">
            <text:p>/channels/participants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935300">
            <text:p>935300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time" office:time-value="PT15H16M11.711S">
            <text:p>16:11.7</text:p>
          </table:table-cell>
          <table:table-cell office:value-type="string">
            <text:p>ISGuidelines 1-28</text:p>
          </table:table-cell>
          <table:table-cell office:value-type="string">
            <text:p>/channels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time" office:time-value="PT15H16M11.726S">
            <text:p>16:11.7</text:p>
          </table:table-cell>
          <table:table-cell office:value-type="string">
            <text:p>ISGuidelines 1-26</text:p>
          </table:table-cell>
          <table:table-cell office:value-type="string">
            <text:p>/channels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789">
            <text:p>23789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time" office:time-value="PT15H16M11.706S">
            <text:p>16:11.7</text:p>
          </table:table-cell>
          <table:table-cell office:value-type="string">
            <text:p>ISGuidelines 1-25</text:p>
          </table:table-cell>
          <table:table-cell office:value-type="string">
            <text:p>/channels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time" office:time-value="PT15H16M11.751S">
            <text:p>16:11.8</text:p>
          </table:table-cell>
          <table:table-cell office:value-type="string">
            <text:p>ISGuidelines 1-2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time" office:time-value="PT15H16M11.761S">
            <text:p>16:11.8</text:p>
          </table:table-cell>
          <table:table-cell office:value-type="string">
            <text:p>ISGuidelines 1-25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time" office:time-value="PT15H16M11.716S">
            <text:p>16:11.7</text:p>
          </table:table-cell>
          <table:table-cell office:value-type="string">
            <text:p>ISGuidelines 1-21</text:p>
          </table:table-cell>
          <table:table-cell office:value-type="string">
            <text:p>/channels/home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time" office:time-value="PT15H16M11.731S">
            <text:p>16:11.7</text:p>
          </table:table-cell>
          <table:table-cell office:value-type="string">
            <text:p>ISGuidelines 1-28</text:p>
          </table:table-cell>
          <table:table-cell office:value-type="string">
            <text:p>/channels/home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time" office:time-value="PT15H16M11.776S">
            <text:p>16:11.8</text:p>
          </table:table-cell>
          <table:table-cell office:value-type="string">
            <text:p>ISGuidelines 1-21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time" office:time-value="PT15H16M11.786S">
            <text:p>16:11.8</text:p>
          </table:table-cell>
          <table:table-cell office:value-type="string">
            <text:p>ISGuidelines 1-2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time" office:time-value="PT15H16M11.796S">
            <text:p>16:11.8</text:p>
          </table:table-cell>
          <table:table-cell office:value-type="string">
            <text:p>ISGuidelines 1-21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time" office:time-value="PT15H16M11.796S">
            <text:p>16:11.8</text:p>
          </table:table-cell>
          <table:table-cell office:value-type="string">
            <text:p>ISGuidelines 1-28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time" office:time-value="PT15H16M11.741S">
            <text:p>16:11.7</text:p>
          </table:table-cell>
          <table:table-cell office:value-type="string">
            <text:p>ISGuidelines 1-26</text:p>
          </table:table-cell>
          <table:table-cell office:value-type="string">
            <text:p>/channels/home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5899">
            <text:p>25899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time" office:time-value="PT15H16M11.811S">
            <text:p>16:11.8</text:p>
          </table:table-cell>
          <table:table-cell office:value-type="string">
            <text:p>ISGuidelines 1-2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time" office:time-value="PT15H16M11.821S">
            <text:p>16:11.8</text:p>
          </table:table-cell>
          <table:table-cell office:value-type="string">
            <text:p>ISGuidelines 1-26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 table:number-rows-repeated="652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5:5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/>
    <meta:creation-date>2006-09-16T00:00:00Z</meta:creation-date>
    <dc:date>2012-01-20T15:52:16.70</dc:date>
    <meta:editing-duration>PT00H00M03S</meta:editing-duration>
    <meta:editing-cycles>1</meta:editing-cycles>
    <meta:document-statistic meta:table-count="3" meta:cell-count="1897" meta:object-count="0"/>
  </office:meta>
</office:document-meta>
</file>